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6638" officeooo:paragraph-rsid="00f2663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d792" officeooo:paragraph-rsid="00f2d792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4c804" officeooo:paragraph-rsid="00f4c804" style:font-size-asian="14pt" style:font-size-complex="14pt"/>
    </style:style>
    <style:style style:name="P1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2ccb" style:font-size-asian="14pt" style:font-size-complex="14pt"/>
    </style:style>
    <style:style style:name="P1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1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19723" style:font-size-asian="14pt" style:font-size-complex="14pt"/>
    </style:style>
    <style:style style:name="P1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70d0" officeooo:paragraph-rsid="010370d0" style:font-size-asian="14pt" style:font-size-complex="14pt"/>
    </style:style>
    <style:style style:name="P1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6f04a" officeooo:paragraph-rsid="00f6f04a" style:font-size-asian="14pt" style:font-size-complex="14pt"/>
    </style:style>
    <style:style style:name="P1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d6b1" officeooo:paragraph-rsid="0103d6b1" style:font-size-asian="14pt" style:font-size-complex="14pt"/>
    </style:style>
    <style:style style:name="P1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52a92" officeooo:paragraph-rsid="01052a92" style:font-size-asian="14pt" style:font-size-complex="14pt"/>
    </style:style>
    <style:style style:name="P1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716b8" officeooo:paragraph-rsid="010716b8" style:font-size-asian="14pt" style:font-size-complex="14pt"/>
    </style:style>
    <style:style style:name="P1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89070" officeooo:paragraph-rsid="01089070" style:font-size-asian="14pt" style:font-size-complex="14pt"/>
    </style:style>
    <style:style style:name="P1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cedf0" officeooo:paragraph-rsid="010cedf0" style:font-size-asian="14pt" style:font-size-complex="14pt"/>
    </style:style>
    <style:style style:name="P1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eb953" officeooo:paragraph-rsid="010eb953" style:font-size-asian="14pt" style:font-size-complex="14pt"/>
    </style:style>
    <style:style style:name="P1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fcae6" officeooo:paragraph-rsid="010fcae6" style:font-size-asian="14pt" style:font-size-complex="14pt"/>
    </style:style>
    <style:style style:name="P1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0b3f9" style:font-size-asian="14pt" style:font-size-complex="14pt"/>
    </style:style>
    <style:style style:name="P1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0b3f9" officeooo:paragraph-rsid="01116fde" style:font-size-asian="14pt" style:font-size-complex="14pt"/>
    </style:style>
    <style:style style:name="P1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3752a" officeooo:paragraph-rsid="0113752a" style:font-size-asian="14pt" style:font-size-complex="14pt"/>
    </style:style>
    <style:style style:name="P1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536ef" officeooo:paragraph-rsid="011536ef" style:font-size-asian="14pt" style:font-size-complex="14pt"/>
    </style:style>
    <style:style style:name="P1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7035c" officeooo:paragraph-rsid="0117035c" style:font-size-asian="14pt" style:font-size-complex="14pt"/>
    </style:style>
    <style:style style:name="P1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1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205c1" officeooo:paragraph-rsid="012205c1" style:font-size-asian="14pt" style:font-size-complex="14pt"/>
    </style:style>
    <style:style style:name="P1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3cf39" officeooo:paragraph-rsid="0123cf39" style:font-size-asian="14pt" style:font-size-complex="14pt"/>
    </style:style>
    <style:style style:name="P1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892e3" officeooo:paragraph-rsid="012892e3" style:font-size-asian="14pt" style:font-size-complex="14pt"/>
    </style:style>
    <style:style style:name="P1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d0f87" officeooo:paragraph-rsid="012d0f87" style:font-size-asian="14pt" style:font-size-complex="14pt"/>
    </style:style>
    <style:style style:name="P1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2d0f87" officeooo:paragraph-rsid="012d0f87" style:font-size-asian="14pt" style:font-weight-asian="bold" style:font-size-complex="14pt" style:font-weight-complex="bold"/>
    </style:style>
    <style:style style:name="P1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1cf9b" officeooo:paragraph-rsid="0131cf9b" style:font-size-asian="14pt" style:font-weight-asian="bold" style:font-size-complex="14pt" style:font-weight-complex="bold"/>
    </style:style>
    <style:style style:name="P1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09f45" officeooo:paragraph-rsid="01309f45" style:font-size-asian="14pt" style:font-weight-asian="bold" style:font-size-complex="14pt" style:font-weight-complex="bold"/>
    </style:style>
    <style:style style:name="P1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2c4a6" officeooo:paragraph-rsid="0132c4a6" style:font-size-asian="14pt" style:font-weight-asian="bold" style:font-size-complex="14pt" style:font-weight-complex="bold"/>
    </style:style>
    <style:style style:name="P1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3c1f8" officeooo:paragraph-rsid="0133c1f8" style:font-size-asian="14pt" style:font-weight-asian="bold" style:font-size-complex="14pt" style:font-weight-complex="bold"/>
    </style:style>
    <style:style style:name="P1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4ed02" officeooo:paragraph-rsid="0134ed02" style:font-size-asian="14pt" style:font-weight-asian="bold" style:font-size-complex="14pt" style:font-weight-complex="bold"/>
    </style:style>
    <style:style style:name="P1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bcfc2" officeooo:paragraph-rsid="013bcfc2" style:font-size-asian="14pt" style:font-weight-asian="bold" style:font-size-complex="14pt" style:font-weight-complex="bold"/>
    </style:style>
    <style:style style:name="P1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d3514" officeooo:paragraph-rsid="013d3514" style:font-size-asian="14pt" style:font-weight-asian="bold" style:font-size-complex="14pt" style:font-weight-complex="bold"/>
    </style:style>
    <style:style style:name="P1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f654f" officeooo:paragraph-rsid="013f654f" style:font-size-asian="14pt" style:font-weight-asian="bold" style:font-size-complex="14pt" style:font-weight-complex="bold"/>
    </style:style>
    <style:style style:name="P1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3fff22" officeooo:paragraph-rsid="013f654f" style:font-size-asian="14pt" style:font-weight-asian="bold" style:font-size-complex="14pt" style:font-weight-complex="bold"/>
    </style:style>
    <style:style style:name="P1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0d523" officeooo:paragraph-rsid="0140d523" style:font-size-asian="14pt" style:font-weight-asian="bold" style:font-size-complex="14pt" style:font-weight-complex="bold"/>
    </style:style>
    <style:style style:name="P1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1b501" officeooo:paragraph-rsid="0141b501" style:font-size-asian="14pt" style:font-weight-asian="bold" style:font-size-complex="14pt" style:font-weight-complex="bold"/>
    </style:style>
    <style:style style:name="P1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327c4" officeooo:paragraph-rsid="0141b501" style:font-size-asian="14pt" style:font-weight-asian="bold" style:font-size-complex="14pt" style:font-weight-complex="bold"/>
    </style:style>
    <style:style style:name="P2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327c4" officeooo:paragraph-rsid="014327c4" style:font-size-asian="14pt" style:font-weight-asian="bold" style:font-size-complex="14pt" style:font-weight-complex="bold"/>
    </style:style>
    <style:style style:name="P2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3b5f2" officeooo:paragraph-rsid="0143b5f2" style:font-size-asian="14pt" style:font-weight-asian="bold" style:font-size-complex="14pt" style:font-weight-complex="bold"/>
    </style:style>
    <style:style style:name="P2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9dd46" officeooo:paragraph-rsid="00f9dd46"/>
    </style:style>
    <style:style style:name="P203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204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205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206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207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208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209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210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211" style:family="paragraph" style:parent-style-name="Standard">
      <style:text-properties officeooo:paragraph-rsid="002bbd91"/>
    </style:style>
    <style:style style:name="P212" style:family="paragraph" style:parent-style-name="Standard">
      <style:text-properties officeooo:rsid="0037ff38" officeooo:paragraph-rsid="0037ff38"/>
    </style:style>
    <style:style style:name="P21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14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215" style:family="paragraph" style:parent-style-name="Standard">
      <style:text-properties officeooo:rsid="006a980e" officeooo:paragraph-rsid="006a980e"/>
    </style:style>
    <style:style style:name="P216" style:family="paragraph" style:parent-style-name="Standard">
      <style:text-properties officeooo:rsid="0069648c" officeooo:paragraph-rsid="0069648c"/>
    </style:style>
    <style:style style:name="P217" style:family="paragraph" style:parent-style-name="Standard">
      <style:text-properties officeooo:rsid="006fac2f" officeooo:paragraph-rsid="006fac2f"/>
    </style:style>
    <style:style style:name="P218" style:family="paragraph" style:parent-style-name="Standard">
      <style:text-properties officeooo:rsid="00866296" officeooo:paragraph-rsid="00866296"/>
    </style:style>
    <style:style style:name="P219" style:family="paragraph" style:parent-style-name="Standard">
      <style:text-properties officeooo:rsid="00b54435" officeooo:paragraph-rsid="00b54435"/>
    </style:style>
    <style:style style:name="P220" style:family="paragraph" style:parent-style-name="Standard">
      <style:text-properties officeooo:paragraph-rsid="010716b8"/>
    </style:style>
    <style:style style:name="P221" style:family="paragraph" style:parent-style-name="Standard">
      <style:text-properties officeooo:rsid="0117035c" officeooo:paragraph-rsid="0117035c"/>
    </style:style>
    <style:style style:name="P222" style:family="paragraph" style:parent-style-name="Standard">
      <style:text-properties officeooo:rsid="011a5193" officeooo:paragraph-rsid="011a5193"/>
    </style:style>
    <style:style style:name="P223" style:family="paragraph" style:parent-style-name="Standard">
      <style:text-properties officeooo:paragraph-rsid="0137e490"/>
    </style:style>
    <style:style style:name="P224" style:family="paragraph" style:parent-style-name="Standard">
      <style:text-properties officeooo:paragraph-rsid="013b84dc"/>
    </style:style>
    <style:style style:name="P225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226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227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228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229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885d6" style:font-size-asian="14pt" style:font-size-complex="14pt"/>
    </style:style>
    <style:style style:name="P230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dc056" style:font-size-asian="14pt" style:font-size-complex="14pt"/>
    </style:style>
    <style:style style:name="P231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1fc5a8" style:font-size-asian="14pt" style:font-size-complex="14pt"/>
    </style:style>
    <style:style style:name="P232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17035c" officeooo:paragraph-rsid="01214c3e" style:font-size-asian="14pt" style:font-size-complex="14pt"/>
    </style:style>
    <style:style style:name="P233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23cf39" officeooo:paragraph-rsid="0123cf39" style:font-size-asian="14pt" style:font-size-complex="14pt"/>
    </style:style>
    <style:style style:name="P234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141b501" officeooo:paragraph-rsid="0141b501" style:font-size-asian="14pt" style:font-weight-asian="bold" style:font-size-complex="14pt" style:font-weight-complex="bold"/>
    </style:style>
    <style:style style:name="P235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236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237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238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239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7035c" officeooo:paragraph-rsid="0117035c" style:font-size-asian="14pt" style:font-size-complex="14pt"/>
    </style:style>
    <style:style style:name="P240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7035c" officeooo:paragraph-rsid="011885d6" style:font-size-asian="14pt" style:font-size-complex="14pt"/>
    </style:style>
    <style:style style:name="P241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1885d6" officeooo:paragraph-rsid="011885d6" style:font-size-asian="14pt" style:font-size-complex="14pt"/>
    </style:style>
    <style:style style:name="P242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43" style:family="paragraph" style:parent-style-name="Preformatted_20_Text">
      <style:paragraph-properties fo:margin-top="0cm" fo:margin-bottom="0.499cm" loext:contextual-spacing="false"/>
    </style:style>
    <style:style style:name="P244" style:family="paragraph" style:parent-style-name="Preformatted_20_Text">
      <style:paragraph-properties fo:margin-top="0cm" fo:margin-bottom="0.499cm" loext:contextual-spacing="false"/>
      <style:text-properties officeooo:paragraph-rsid="00f9dd46"/>
    </style:style>
    <style:style style:name="P245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140d523" officeooo:paragraph-rsid="0140d523" style:font-size-asian="10.5pt" style:font-weight-asian="bold" style:font-size-complex="12pt" style:font-weight-complex="bold"/>
    </style:style>
    <style:style style:name="P2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4eed1" officeooo:paragraph-rsid="013f654f" style:font-size-asian="14pt" style:font-weight-asian="bold" style:font-size-complex="14pt" style:font-weight-complex="bold"/>
    </style:style>
    <style:style style:name="P2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44eed1" officeooo:paragraph-rsid="0144eed1" style:font-size-asian="14pt" style:font-weight-asian="bold" style:font-size-complex="14pt" style:font-weight-complex="bold"/>
    </style:style>
    <style:style style:name="P248" style:family="paragraph" style:parent-style-name="Text_20_body" style:list-style-name="L2"/>
    <style:style style:name="P249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250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P251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fo:color="#4a4a4a" style:font-name="Nunito" fo:font-size="12pt" fo:letter-spacing="normal" fo:font-style="normal" fo:font-weight="normal" officeooo:rsid="010716b8" style:font-size-asian="14pt" style:font-size-complex="14pt"/>
    </style:style>
    <style:style style:name="T21" style:family="text">
      <style:text-properties fo:font-variant="normal" fo:text-transform="none" fo:color="#4a4a4a" style:font-name="Nunito" fo:font-size="12pt" fo:letter-spacing="normal" fo:font-style="normal" fo:font-weight="normal" officeooo:rsid="0117035c" style:font-size-asian="14pt" style:font-size-complex="14pt"/>
    </style:style>
    <style:style style:name="T22" style:family="text">
      <style:text-properties fo:font-variant="normal" fo:text-transform="none" fo:color="#4a4a4a" style:font-name="Nunito" fo:font-size="12pt" fo:letter-spacing="normal" fo:font-style="normal" fo:font-weight="normal" officeooo:rsid="010a6152" style:font-size-asian="14pt" style:font-size-complex="14pt"/>
    </style:style>
    <style:style style:name="T23" style:family="text">
      <style:text-properties fo:font-variant="normal" fo:text-transform="none" fo:color="#4a4a4a" style:font-name="Nunito" fo:font-size="12pt" fo:letter-spacing="normal" fo:font-style="normal" fo:font-weight="normal" officeooo:rsid="0137e490" style:font-size-asian="14pt" style:font-size-complex="14pt"/>
    </style:style>
    <style:style style:name="T24" style:family="text">
      <style:text-properties fo:font-variant="normal" fo:text-transform="none" fo:color="#4a4a4a" style:font-name="Nunito" fo:font-size="12pt" fo:letter-spacing="normal" fo:font-style="normal" fo:font-weight="normal" officeooo:rsid="013b84dc" style:font-size-asian="14pt" style:font-size-complex="14pt"/>
    </style:style>
    <style:style style:name="T25" style:family="text">
      <style:text-properties fo:font-variant="normal" fo:text-transform="none" fo:color="#4a4a4a" style:font-name="Nunito" fo:font-size="12pt" fo:letter-spacing="normal" fo:font-style="normal" fo:font-weight="normal" officeooo:rsid="0136034b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4a4a4a" style:font-name="Nunito" fo:font-size="12pt" fo:letter-spacing="normal" fo:font-style="normal" fo:font-weight="normal" officeooo:rsid="0137e490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4a4a4a" fo:font-size="12pt" fo:letter-spacing="normal" fo:font-style="normal" fo:font-weight="normal" officeooo:rsid="010a6152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color="#4a4a4a" style:font-name="Liberation Mono" fo:font-size="12pt" fo:letter-spacing="normal" fo:font-style="normal" fo:font-weight="normal" officeooo:rsid="0137e490" style:font-name-asian="Noto Sans Mono CJK SC" style:font-size-asian="14pt" style:font-weight-asian="bold" style:font-name-complex="Liberation Mono" style:font-size-complex="14pt" style:font-weight-complex="bold"/>
    </style:style>
    <style:style style:name="T29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31" style:family="text">
      <style:text-properties fo:color="#292929"/>
    </style:style>
    <style:style style:name="T32" style:family="text">
      <style:text-properties fo:color="#292929" style:font-name="Menlo" fo:font-size="12pt"/>
    </style:style>
    <style:style style:name="T33" style:family="text">
      <style:text-properties fo:color="#292929" style:font-name="Menlo" fo:font-size="12pt" fo:font-style="normal" fo:font-weight="normal"/>
    </style:style>
    <style:style style:name="T34" style:family="text">
      <style:text-properties style:font-name="Menlo" fo:font-size="12pt" fo:font-style="normal" fo:font-weight="normal"/>
    </style:style>
    <style:style style:name="T35" style:family="text">
      <style:text-properties officeooo:rsid="003290f2"/>
    </style:style>
    <style:style style:name="T36" style:family="text">
      <style:text-properties style:font-name="Helvetica Neue" fo:font-size="9pt"/>
    </style:style>
    <style:style style:name="T37" style:family="text">
      <style:text-properties officeooo:rsid="00348a76"/>
    </style:style>
    <style:style style:name="T38" style:family="text">
      <style:text-properties officeooo:rsid="00360a33"/>
    </style:style>
    <style:style style:name="T39" style:family="text">
      <style:text-properties officeooo:rsid="0039de23"/>
    </style:style>
    <style:style style:name="T40" style:family="text">
      <style:text-properties fo:color="#000000" style:font-name="inherit" fo:font-size="9pt" fo:background-color="transparent" loext:char-shading-value="0" loext:padding="0cm" loext:border="none"/>
    </style:style>
    <style:style style:name="T41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42" style:family="text">
      <style:text-properties fo:color="#777777" style:font-name="inherit" fo:font-size="9pt" fo:background-color="transparent" loext:char-shading-value="0" loext:padding="0cm" loext:border="none"/>
    </style:style>
    <style:style style:name="T43" style:family="text">
      <style:text-properties fo:color="#dd1144" style:font-name="inherit" fo:font-size="9pt" fo:background-color="transparent" loext:char-shading-value="0" loext:padding="0cm" loext:border="none"/>
    </style:style>
    <style:style style:name="T44" style:family="text">
      <style:text-properties officeooo:rsid="003fe8d7"/>
    </style:style>
    <style:style style:name="T45" style:family="text">
      <style:text-properties fo:color="#ce9178"/>
    </style:style>
    <style:style style:name="T46" style:family="text">
      <style:text-properties fo:color="#9cdcfe"/>
    </style:style>
    <style:style style:name="T47" style:family="text">
      <style:text-properties fo:color="#569cd6"/>
    </style:style>
    <style:style style:name="T48" style:family="text">
      <style:text-properties officeooo:rsid="00435859"/>
    </style:style>
    <style:style style:name="T49" style:family="text">
      <style:text-properties officeooo:rsid="004c191f"/>
    </style:style>
    <style:style style:name="T50" style:family="text">
      <style:text-properties officeooo:rsid="0050c8f9"/>
    </style:style>
    <style:style style:name="T51" style:family="text">
      <style:text-properties officeooo:rsid="005663be"/>
    </style:style>
    <style:style style:name="T52" style:family="text">
      <style:text-properties officeooo:rsid="005983cc"/>
    </style:style>
    <style:style style:name="T53" style:family="text">
      <style:text-properties officeooo:rsid="005a84df"/>
    </style:style>
    <style:style style:name="T54" style:family="text">
      <style:text-properties officeooo:rsid="005b5b0a"/>
    </style:style>
    <style:style style:name="T55" style:family="text">
      <style:text-properties officeooo:rsid="0060291f"/>
    </style:style>
    <style:style style:name="T56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57" style:family="text">
      <style:text-properties officeooo:rsid="005499ed"/>
    </style:style>
    <style:style style:name="T58" style:family="text">
      <style:text-properties officeooo:rsid="0072a962"/>
    </style:style>
    <style:style style:name="T59" style:family="text">
      <style:text-properties officeooo:rsid="006b0aec"/>
    </style:style>
    <style:style style:name="T60" style:family="text">
      <style:text-properties officeooo:rsid="0075aaa9"/>
    </style:style>
    <style:style style:name="T61" style:family="text">
      <style:text-properties officeooo:rsid="007b4e61"/>
    </style:style>
    <style:style style:name="T62" style:family="text">
      <style:text-properties style:font-name="Abyssinica SIL"/>
    </style:style>
    <style:style style:name="T63" style:family="text">
      <style:text-properties officeooo:rsid="008bbab6"/>
    </style:style>
    <style:style style:name="T64" style:family="text">
      <style:text-properties officeooo:rsid="0092283e"/>
    </style:style>
    <style:style style:name="T65" style:family="text">
      <style:text-properties officeooo:rsid="00954dd1"/>
    </style:style>
    <style:style style:name="T66" style:family="text">
      <style:text-properties officeooo:rsid="0099a6a1"/>
    </style:style>
    <style:style style:name="T67" style:family="text">
      <style:text-properties officeooo:rsid="009a2192"/>
    </style:style>
    <style:style style:name="T68" style:family="text">
      <style:text-properties officeooo:rsid="0093b4dc"/>
    </style:style>
    <style:style style:name="T69" style:family="text">
      <style:text-properties officeooo:rsid="009c2166"/>
    </style:style>
    <style:style style:name="T70" style:family="text">
      <style:text-properties style:font-weight-asian="bold" style:font-weight-complex="bold"/>
    </style:style>
    <style:style style:name="T71" style:family="text">
      <style:text-properties style:font-weight-asian="normal" style:font-weight-complex="normal"/>
    </style:style>
    <style:style style:name="T72" style:family="text">
      <style:text-properties officeooo:rsid="00a460c4" style:font-weight-asian="normal" style:font-weight-complex="normal"/>
    </style:style>
    <style:style style:name="T73" style:family="text">
      <style:text-properties officeooo:rsid="00dd6032" style:font-weight-asian="normal" style:font-weight-complex="normal"/>
    </style:style>
    <style:style style:name="T74" style:family="text">
      <style:text-properties officeooo:rsid="00a0df33"/>
    </style:style>
    <style:style style:name="T75" style:family="text">
      <style:text-properties fo:color="#1155cc" style:font-name="Arial"/>
    </style:style>
    <style:style style:name="T76" style:family="text">
      <style:text-properties officeooo:rsid="00acb1c4"/>
    </style:style>
    <style:style style:name="T77" style:family="text">
      <style:text-properties officeooo:rsid="00af6c2d"/>
    </style:style>
    <style:style style:name="T78" style:family="text">
      <style:text-properties officeooo:rsid="00afe02e"/>
    </style:style>
    <style:style style:name="T79" style:family="text">
      <style:text-properties officeooo:rsid="00b0dbc5"/>
    </style:style>
    <style:style style:name="T80" style:family="text">
      <style:text-properties officeooo:rsid="00b1ddf9"/>
    </style:style>
    <style:style style:name="T81" style:family="text">
      <style:text-properties officeooo:rsid="00bb7e3b"/>
    </style:style>
    <style:style style:name="T82" style:family="text">
      <style:text-properties officeooo:rsid="00be1693"/>
    </style:style>
    <style:style style:name="T83" style:family="text">
      <style:text-properties officeooo:rsid="00c18171"/>
    </style:style>
    <style:style style:name="T84" style:family="text">
      <style:text-properties officeooo:rsid="00c32cf8"/>
    </style:style>
    <style:style style:name="T85" style:family="text">
      <style:text-properties officeooo:rsid="00c3b3a6"/>
    </style:style>
    <style:style style:name="T86" style:family="text">
      <style:text-properties officeooo:rsid="00cb0255"/>
    </style:style>
    <style:style style:name="T87" style:family="text">
      <style:text-properties officeooo:rsid="00ccadfd"/>
    </style:style>
    <style:style style:name="T88" style:family="text">
      <style:text-properties officeooo:rsid="00ce938b"/>
    </style:style>
    <style:style style:name="T89" style:family="text">
      <style:text-properties fo:color="#4a4a4a" style:font-name="Nunito"/>
    </style:style>
    <style:style style:name="T90" style:family="text">
      <style:text-properties fo:color="#4a4a4a" style:font-name="Nunito" officeooo:rsid="00cad6c8"/>
    </style:style>
    <style:style style:name="T91" style:family="text">
      <style:text-properties officeooo:rsid="00d213cb"/>
    </style:style>
    <style:style style:name="T92" style:family="text">
      <style:text-properties officeooo:rsid="00d276f9"/>
    </style:style>
    <style:style style:name="T93" style:family="text">
      <style:text-properties officeooo:rsid="00d56231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officeooo:rsid="00d7bf85"/>
    </style:style>
    <style:style style:name="T96" style:family="text">
      <style:text-properties officeooo:rsid="00d93e0c"/>
    </style:style>
    <style:style style:name="T97" style:family="text">
      <style:text-properties officeooo:rsid="00db7308"/>
    </style:style>
    <style:style style:name="T98" style:family="text">
      <style:text-properties officeooo:rsid="00dd6032"/>
    </style:style>
    <style:style style:name="T99" style:family="text">
      <style:text-properties officeooo:rsid="00e39868"/>
    </style:style>
    <style:style style:name="T100" style:family="text">
      <style:text-properties officeooo:rsid="00e74979"/>
    </style:style>
    <style:style style:name="T101" style:family="text">
      <style:text-properties officeooo:rsid="00f26638"/>
    </style:style>
    <style:style style:name="T102" style:family="text">
      <style:text-properties officeooo:rsid="00f2d792"/>
    </style:style>
    <style:style style:name="T103" style:family="text">
      <style:text-properties officeooo:rsid="00f88cc2"/>
    </style:style>
    <style:style style:name="T104" style:family="text">
      <style:text-properties officeooo:rsid="00f9dd46"/>
    </style:style>
    <style:style style:name="T105" style:family="text">
      <style:text-properties officeooo:rsid="00fe484c"/>
    </style:style>
    <style:style style:name="T106" style:family="text">
      <style:text-properties officeooo:rsid="00ff727f"/>
    </style:style>
    <style:style style:name="T107" style:family="text">
      <style:text-properties fo:font-weight="normal" officeooo:rsid="00e449a8"/>
    </style:style>
    <style:style style:name="T108" style:family="text">
      <style:text-properties fo:font-weight="normal" officeooo:rsid="0100a9da"/>
    </style:style>
    <style:style style:name="T109" style:family="text">
      <style:text-properties fo:font-weight="normal" officeooo:rsid="01019723"/>
    </style:style>
    <style:style style:name="T110" style:family="text">
      <style:text-properties fo:font-weight="normal" officeooo:rsid="00e21359"/>
    </style:style>
    <style:style style:name="T111" style:family="text">
      <style:text-properties fo:font-weight="normal" officeooo:rsid="010a6152"/>
    </style:style>
    <style:style style:name="T112" style:family="text">
      <style:text-properties fo:font-weight="normal" officeooo:rsid="010c0ffb"/>
    </style:style>
    <style:style style:name="T113" style:family="text">
      <style:text-properties officeooo:rsid="010716b8"/>
    </style:style>
    <style:style style:name="T114" style:family="text">
      <style:text-properties officeooo:rsid="0109b708"/>
    </style:style>
    <style:style style:name="T115" style:family="text">
      <style:text-properties officeooo:rsid="010a6152"/>
    </style:style>
    <style:style style:name="T116" style:family="text">
      <style:text-properties officeooo:rsid="010eaab8"/>
    </style:style>
    <style:style style:name="T117" style:family="text">
      <style:text-properties officeooo:rsid="010f9425"/>
    </style:style>
    <style:style style:name="T118" style:family="text">
      <style:text-properties officeooo:rsid="01116fde"/>
    </style:style>
    <style:style style:name="T119" style:family="text">
      <style:text-properties officeooo:rsid="01120aca"/>
    </style:style>
    <style:style style:name="T120" style:family="text">
      <style:text-properties officeooo:rsid="011885d6"/>
    </style:style>
    <style:style style:name="T121" style:family="text">
      <style:text-properties officeooo:rsid="011c4a9b"/>
    </style:style>
    <style:style style:name="T122" style:family="text">
      <style:text-properties officeooo:rsid="011dc056"/>
    </style:style>
    <style:style style:name="T123" style:family="text">
      <style:text-properties officeooo:rsid="011fc5a8"/>
    </style:style>
    <style:style style:name="T124" style:family="text">
      <style:text-properties officeooo:rsid="0120b081"/>
    </style:style>
    <style:style style:name="T125" style:family="text">
      <style:text-properties officeooo:rsid="01214c3e"/>
    </style:style>
    <style:style style:name="T126" style:family="text">
      <style:text-properties officeooo:rsid="01222f10"/>
    </style:style>
    <style:style style:name="T127" style:family="text">
      <style:text-properties officeooo:rsid="013ddb2f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222">Dans data miner au 17 aout , <text:span text:style-name="T121">select page scrap, décocher single page pour scraper 1 seule page and download results , after push on <text:s/>delete to erase data to not confuse with anotehr data</text:span>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oft-page-break/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35">to extract date in a given string which contains something like this </text:span><text:span text:style-name="T36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35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225"><text:bookmark text:name="c33b"/><text:span text:style-name="T32">token = 'https://www.seloger.com/immobilier/locations/immo-paris-75/bien-appartement/?LISTING-LISTpg='</text:span><text:bookmark text:name="4f19"/><text:span text:style-name="T32">def get_pages(token, nb):</text:span></text:p>
      <text:p text:style-name="P235"><text:s text:c="4"/><text:span text:style-name="T34">pages = []</text:span></text:p>
      <text:p text:style-name="P235"><text:s text:c="4"/><text:span text:style-name="T34">for i in range(1,nb+1):</text:span></text:p>
      <text:p text:style-name="P235"><text:s text:c="8"/><text:span text:style-name="T34">j = token + str(i)</text:span></text:p>
      <text:p text:style-name="P235"><text:s text:c="8"/><text:span text:style-name="T34">pages.append(j)</text:span></text:p>
      <text:p text:style-name="P236"><text:span text:style-name="T31"><text:s text:c="4"/></text:span><text:span text:style-name="T33">return pages</text:span><text:bookmark text:name="b83b"/><text:span text:style-name="T33">pages = get_pages(token,295)</text:span></text:p>
      <text:p text:style-name="P22"/>
      <text:p text:style-name="P29"><text:soft-page-break/>n Python, when we add a “r” character, it’s meaning a complete string.</text:p>
      <text:p text:style-name="P29"/>
      <text:p text:style-name="P29"><text:span text:style-name="T37">To </text:span>change order of columns of dataframe <text:span text:style-name="T37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38">do this thing by example</text:span></text:p>
      <text:p text:style-name="P211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212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9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237"># load the data into a Pandas DataFrame</text:p>
      <text:list xml:id="list1651786142" text:style-name="L1">
        <text:list-item>
          <text:p text:style-name="P249"><text:span text:style-name="T40">users = pd.</text:span><text:span text:style-name="T41">read_csv</text:span><text:span text:style-name="T42">(</text:span><text:span text:style-name="T43">'users.csv'</text:span><text:span text:style-name="T42">)</text:span></text:p>
        </text:list-item>
        <text:list-item>
          <text:p text:style-name="P250"># write the data to a sqlite table</text:p>
        </text:list-item>
        <text:list-item>
          <text:p text:style-name="P249"><text:span text:style-name="T40">users.</text:span><text:span text:style-name="T41">to_sql</text:span><text:span text:style-name="T42">(</text:span><text:span text:style-name="T43">'users'</text:span><text:span text:style-name="T40">, conn, if_exists=</text:span><text:span text:style-name="T43">'append'</text:span><text:span text:style-name="T40">, index = False</text:span><text:span text:style-name="T42">)</text:span></text:p>
        </text:list-item>
      </text:list>
      <text:p text:style-name="P35"/>
      <text:p text:style-name="P35"/>
      <text:p text:style-name="P203"># saving the dataframe into the same directory by example</text:p>
      <text:p text:style-name="P213">df.to_csv(<text:span text:style-name="T45">'nba.csv'</text:span>, <text:span text:style-name="T46">header</text:span>=<text:span text:style-name="T47">True</text:span>, <text:span text:style-name="T46">index</text:span>=<text:span text:style-name="T47">False</text:span>) </text:p>
      <text:p text:style-name="P213"/>
      <text:p text:style-name="P214"/>
      <text:p text:style-name="P34">prs<text:span text:style-name="T44">dedez</text:span></text:p>
      <text:p text:style-name="P36">using itertools to retrieve the digits and turn it into a float by example :</text:p>
      <text:p text:style-name="P36"><text:soft-page-break/>var_1= int(‘’.join(itertools.takewhile(str.isdigit,var₁)))</text:p>
      <text:p text:style-name="P36"/>
      <text:p text:style-name="P36"/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48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9">[‘column1’,‘column2’,‘column3’</text:span>]<text:span text:style-name="T49">].apply(lambda x : x.str.replace(‘,’,’.’))</text:span></text:p>
      <text:p text:style-name="P42"/>
      <text:p text:style-name="P43">or </text:p>
      <text:p text:style-name="P43"/>
      <text:p text:style-name="P42">df[<text:span text:style-name="T49">[‘column1’,‘column2’,‘column3’</text:span>]<text:span text:style-name="T49">]=</text:span>df[<text:span text:style-name="T49">[‘column1’,‘column2’,‘column3’</text:span>]<text:span text:style-name="T49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50">args allow a function to take any number of positional arguments.</text:span></text:p>
      <text:p text:style-name="P45"/>
      <text:p text:style-name="P46">**<text:span text:style-name="T50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><text:soft-page-break/></text:p>
      <text:p text:style-name="P47"><text:s/></text:p>
      <text:p text:style-name="P47"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57">value_counts(</text:span>normalize=True<text:span text:style-name="T57">) </text:span>it’s for normalize the dataset to see distributions among values.</text:p>
      <text:p text:style-name="P73">Ex : df[‘value’].<text:span text:style-name="T57">value_counts(</text:span>normalize=True<text:span text:style-name="T57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51">getbootstrap.com <text:s/></text:span>we can search on tabs docs by example the lay<text:span text:style-name="T54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53">()</text:span>.sum()</text:p>
      <text:p text:style-name="P55"/>
      <text:p text:style-name="P57">Regrouper des valeurs manquantes et les indiquer pour les répertorier dans un dataframe , <text:span text:style-name="T52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<text:soft-page-break/>df.isnull<text:span text:style-name="T53">()</text:span>.sum().<text:span text:style-name="T54">sum()</text:span></text:p>
      <text:p text:style-name="P56"/>
      <text:p text:style-name="P60"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55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226"><text:span text:style-name="Source_20_Text"><text:span text:style-name="T56">driver.get(url)</text:span></text:span></text:p>
      <text:p text:style-name="P242"><text:span text:style-name="Source_20_Text"><text:span text:style-name="T29">item = driver.find_element_by_xpath('//*[contains(@id,"showMoreHistory")]/a')</text:span></text:span></text:p>
      <text:p text:style-name="P242"><text:span text:style-name="Source_20_Text"><text:span text:style-name="T29">driver.execute_script("arguments[0].click();", item)</text:span></text:span></text:p>
      <text:p text:style-name="P242"><text:span text:style-name="Source_20_Text"><text:span text:style-name="T29">time.sleep(2)</text:span></text:span></text:p>
      <text:p text:style-name="P242"><text:span text:style-name="Source_20_Text"><text:span text:style-name="T29">for table in driver.find_elements_by_xpath('//*[contains(@id,"eventHistoryTable")]//tr'):</text:span></text:span></text:p>
      <text:p text:style-name="P242"><text:span text:style-name="Source_20_Text"><text:span text:style-name="T30"><text:s text:c="4"/></text:span></text:span><text:span text:style-name="Source_20_Text"><text:span text:style-name="T29">data = [item.text for item in table.find_elements_by_xpath(".//*[self::td or self::th]")]</text:span></text:span></text:p>
      <text:p text:style-name="P242"><text:span text:style-name="Source_20_Text"><text:span text:style-name="T30"><text:s text:c="4"/></text:span></text:span><text:span text:style-name="Source_20_Text"><text:span text:style-name="T29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216"><text:span text:style-name="T13">t</text:span><text:span text:style-name="T16">est=Select(dropdown)</text:span></text:p>
      <text:p text:style-name="P70"/>
      <text:p text:style-name="P217"><text:span text:style-name="T16">v</text:span><text:span text:style-name="T13">oir en exemples</text:span></text:p>
      <text:p text:style-name="P204"><text:soft-page-break/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/>
      <text:p text:style-name="P71"/>
      <text:p text:style-name="P71"/>
      <text:p text:style-name="P215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 <text:span text:style-name="T103">tuto with query</text:span></text:p>
      <text:p text:style-name="P81"/>
      <text:p text:style-name="P81">https://medium.com/gustavorsantos/pandas-query-the-easiest-way-to-filter-data-39e0163ef35a</text:p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58">method called </text:span>__<text:span text:style-name="T58">init__ () is the python way to create instance attribute. Every time a new object is created ,</text:span>__<text:span text:style-name="T58">init__ () sets the initial state of <text:s/>the object by assigning the values of the object’s attributes. </text:span></text:p>
      <text:p text:style-name="P74"/>
      <text:p text:style-name="P78"><text:soft-page-break/>Class attributes have the same value for all class instances. <text:s/><text:span text:style-name="T58">the python way to create </text:span>a class <text:s/>attribute is to assign a value to a variable name outside of <text:span text:style-name="T59">__</text:span><text:span text:style-name="T58">init__ () .</text:span></text:p>
      <text:p text:style-name="P78"/>
      <text:p text:style-name="P202">reverse list in python</text:p>
      <text:p text:style-name="P227"><text:bookmark text:name="5f42"/>numbers = [1, 2, 3, 4, 5]</text:p>
      <text:p text:style-name="P243">print(numbers[::-1])</text:p>
      <text:p text:style-name="P244"><text:span text:style-name="T104">output </text:span><text:bookmark text:name="6599"/>[5, 4, 3, 2, 1]</text:p>
      <text:p text:style-name="P78"/>
      <text:p text:style-name="P79">when you meet for instance selenium <text:span text:style-name="T60">element like webelement do the following thing by instance :</text:span></text:p>
      <text:p text:style-name="P79"><text:s/><text:span text:style-name="T60">i.text if you use a loop</text:span></text:p>
      <text:p text:style-name="P79"/>
      <text:p text:style-name="P79"/>
      <text:p text:style-name="P82">Insertion de <text:span text:style-name="T62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205">Attributes class are shared by the entire class instance rather than an instance attribute <text:span text:style-name="T61">is a python variable belonging to one object.only accessible in the scope of the object and defined inside the constructor function</text:span></text:p>
      <text:p text:style-name="P206">isinstance is a built in function of python which is used to determine if an object is of a particular type or not.</text:p>
      <text:p text:style-name="P206">Ex :</text:p>
      <text:p text:style-name="P206">if isinstance(a,int) :</text:p>
      <text:p text:style-name="P206"><text:s text:c="5"/>print(‘a is an integer ‘)</text:p>
      <text:p text:style-name="P206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>Zip function helps you iterate over two or more lists at the same time.</text:p>
      <text:p text:style-name="P157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63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<text:soft-page-break/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218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218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64">nommé df.</text:span></text:p>
      <text:p text:style-name="P95">On peut mettre encore list(df) pour avoir les mêmes infos et les regrouper sous forme de list</text:p>
      <text:p text:style-name="P95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65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66">table </text:span><text:span text:style-name="T67">values( ?, ?, ?, ?,?) »,valueA)</text:span></text:p>
      <text:p text:style-name="P98"/>
      <text:p text:style-name="P105">or another example to add many rows n a table, <text:span text:style-name="T69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68">insert into </text:span>users VALUES( ?, ?, ?,?) ; »,more_users)</text:p>
      <text:p text:style-name="P105">tuto <text:span text:style-name="T69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><text:soft-page-break/></text:p>
      <text:p text:style-name="P106"/>
      <text:p text:style-name="P106"/>
      <text:p text:style-name="P106"/>
      <text:p text:style-name="P106"/>
      <text:p text:style-name="P106"/>
      <text:p text:style-name="P106"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79">to load by example 3000 rows per chunk.</text:span></text:p>
      <text:p text:style-name="P115"/>
      <text:p text:style-name="P107">df=pd.read_csv(‘fichier.csv’,<text:span text:style-name="T78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219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75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74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70">missing_values</text:span><text:span text:style-name="T71">)</text:span></text:p>
      <text:p text:style-name="P185"/>
      <text:p text:style-name="P185"/>
      <text:p text:style-name="P109"><text:span text:style-name="T71">You can Rename a heroku app at any time with the heroku apps:rename command, </text:span><text:span text:style-name="T72">command for your app’s git repository</text:span><text:span text:style-name="T71"> . For example :</text:span></text:p>
      <text:p text:style-name="P186"/>
      <text:p text:style-name="P186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soft-page-break/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75">https://stackoverflow.com/</text:span></text:a></text:p>
      <text:p text:style-name="P110"/>
      <text:p text:style-name="P111">axis=0 for rows and axis=1 for columns <text:s/><text:span text:style-name="T76">to check des fois c’est pour afficher les valeurs horizontalement (</text:span>axis=0<text:span text:style-name="T76">) ou verticalement (</text:span>axis=<text:span text:style-name="T76">1) ex : pd.isnull(df).any(axis=0)</text:span></text:p>
      <text:p text:style-name="P112"/>
      <text:p text:style-name="P112"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77">],values=’price’,a</text:span><text:span text:style-name="T80">gg</text:span><text:span text:style-name="T77">func=’mean’]</text:span></text:p>
      <text:p text:style-name="P113"/>
      <text:p text:style-name="P130">pd.crosstab(index=df[‘Car’],columns=df[‘Color’],values=df[‘Price’],a<text:span text:style-name="T80">gg</text:span>func=’mean’)</text:p>
      <text:p text:style-name="P130"/>
      <text:p text:style-name="P131">crosstab function by default compute a frequecy of factors <text:span text:style-name="T84">and show it although we can change it by introducing another factor like precedent example </text:span><text:span text:style-name="T85">and in this case is similar to pivot_table</text:span><text:span text:style-name="T84">. A good link for explanation of this is :</text:span></text:p>
      <text:p text:style-name="P131"/>
      <text:p text:style-name="P131">https://towardsdatascience.com/my-top-5-pandas-data-manipulation-function-680e346809c7</text:p>
      <text:p text:style-name="P207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208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81">a</text:span>voir des messages qui s’affichent avec flask , <text:span text:style-name="T81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><text:soft-page-break/></text:p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/>
      <text:p text:style-name="P128">Requests.get(url) is the simple way to retrieve url from an api <text:span text:style-name="T83">json</text:span> by example.</text:p>
      <text:p text:style-name="P128"/>
      <text:p text:style-name="P129">For can use loads do request. json.loads(r<text:span text:style-name="T82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87">wordcloud </text:span>is this following tuto, <text:span text:style-name="T92">the best now for wordcloud</text:span> that use also pandas dataframe with <text:span text:style-name="T87">wordcloud :</text:span></text:p>
      <text:p text:style-name="P135"/>
      <text:p text:style-name="P209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209"/>
      <text:p text:style-name="P210"><text:span text:style-name="T90">pandas </text:span><text:span text:style-name="T89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86">{</text:span>‘city’:[‘Toronto’,’Abidjan’,’Tanda’],</text:p>
      <text:p text:style-name="P138"><text:s text:c="30"/>‘temperature’:[3,24,32]<text:span text:style-name="T86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207"/>
      <text:p text:style-name="P140">df <text:span text:style-name="T88">write for use correct <text:s/>straightdraws in matplotlib :</text:span></text:p>
      <text:p text:style-name="P140">%<text:span text:style-name="T88">matplotlib inline</text:span></text:p>
      <text:p text:style-name="P140"/>
      <text:p text:style-name="P143">interpolation= « bilinear » in plt.imshow() permit to make the displayed image more smoothly.</text:p>
      <text:p text:style-name="P143"><text:soft-page-break/></text:p>
      <text:p text:style-name="P143">‘’ <text:s/>‘’.<text:span text:style-name="T91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Data can be divided in 3 main categories <text:span text:style-name="T98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94">quantitatives</text:span><text:span text:style-name="T71">, </text:span><text:span text:style-name="T73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93">lorsque le nombre de valeurs possibles est limité </text:span><text:span text:style-name="T98">en général aux entiers(integer)</text:span></text:p>
      <text:p text:style-name="P147"/>
      <text:p text:style-name="P146">-continue : </text:p>
      <text:p text:style-name="P146"><text:s text:c="2"/><text:span text:style-name="T93">considérée comme telle lorsque le nombre de valeurs possibles(et probables) est très grand</text:span></text:p>
      <text:p text:style-name="P146"/>
      <text:p text:style-name="P146">Variables <text:span text:style-name="T94">qualitatives</text:span>,<text:span text:style-name="T93">qui sont exprimées sous forme littérale <text:s/>et les valeurs qu’elles prennent sont appelées des catégories ou des modalités. <text:s/></text:span><text:span text:style-name="T95">Elles </text:span><text:span text:style-name="T93">sont </text:span><text:s/>classées en 2 types :</text:p>
      <text:p text:style-name="P146"/>
      <text:p text:style-name="P146">-nominales  <text:span text:style-name="T98">correspond à categorical</text:span>:</text:p>
      <text:p text:style-name="P147"><text:s text:c="2"/><text:span text:style-name="T96">L</text:span><text:span text:style-name="T93">es modalités ne peuvent pas être ordonnées, </text:span><text:span text:style-name="T98">ne peuvent pas être mesurées les unes par rapport aux autres.</text:span></text:p>
      <text:p text:style-name="P147"/>
      <text:p text:style-name="P146">-ordinale<text:span text:style-name="T97">s</text:span>:</text:p>
      <text:p text:style-name="P148"><text:s text:c="2"/><text:span text:style-name="T93">les modalités peuvent être ordonnées, classées, </text:span><text:span text:style-name="T98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égression est utilisé pour trouver une relation entre les variables.</text:p>
      <text:p text:style-name="P150">En machine learning , la <text:s/>régre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99">means</text:span> 80 % training</text:p>
      <text:p text:style-name="P152"/>
      <text:p text:style-name="P152">test_y=y[80:] <text:s/><text:span text:style-name="T99">means </text:span>20 % test <text:span text:style-name="T105">le mieux est sklearn </text:span><text:span text:style-name="T106">avec linear_model.</text:span></text:p>
      <text:p text:style-name="P163">Explanation for train_test_split inthis following link :</text:p>
      <text:p text:style-name="P163"/>
      <text:p text:style-name="P163"><text:a xlink:type="simple" xlink:href="https://realpython.com/train-test-split-python-data/" text:style-name="Internet_20_link" text:visited-style-name="Visited_20_Internet_20_Link">https://realpython.com/train-test-split-python-data/</text:a></text:p>
      <text:p text:style-name="P163"/>
      <text:p text:style-name="P164"><text:soft-page-break/><text:span text:style-name="Source_20_Text"># There are three steps to model something with sklearn</text:span></text:p>
      <text:p text:style-name="P164"><text:span text:style-name="Source_20_Text"># 1. Set up the model</text:span></text:p>
      <text:p text:style-name="P164"><text:span text:style-name="Source_20_Text">model = LinearRegression()</text:span></text:p>
      <text:p text:style-name="P164"><text:span text:style-name="Source_20_Text"># 2. Use fit</text:span></text:p>
      <text:p text:style-name="P164"><text:span text:style-name="Source_20_Text">model.fit(X_train, y_train)</text:span></text:p>
      <text:p text:style-name="P164"><text:span text:style-name="Source_20_Text"># 3. Check the score</text:span></text:p>
      <text:p text:style-name="P164"><text:span text:style-name="Source_20_Text">model.score(X_test, y_test)</text:span></text:p>
      <text:p text:style-name="P164"><text:span text:style-name="Source_20_Text"/></text:p>
      <text:p text:style-name="P164"><text:a xlink:type="simple" xlink:href="https://scikit-learn.org/stable/modules/generated/sklearn.linear_model.LinearRegression.html#sklearn.linear_model.LinearRegression.score" text:style-name="Internet_20_link" text:visited-style-name="Visited_20_Internet_20_Link"><text:span text:style-name="Source_20_Text">.score()</text:span></text:a> returns the <text:span text:style-name="Strong_20_Emphasis">coefficient of determination, </text:span><text:span text:style-name="Strong_20_Emphasis"><text:span text:style-name="T107"><text:s/></text:span></text:span><text:span text:style-name="Strong_20_Emphasis"><text:span text:style-name="T108">the better the fit, </text:span></text:span><text:span text:style-name="Strong_20_Emphasis"><text:span text:style-name="T111">te</text:span></text:span><text:span text:style-name="Strong_20_Emphasis"><text:span text:style-name="T112">s</text:span></text:span><text:span text:style-name="Strong_20_Emphasis"><text:span text:style-name="T111">te les performances de prédiction</text:span></text:span></text:p>
      <text:p text:style-name="P164"><text:span text:style-name="Strong_20_Emphasis"><text:span text:style-name="T111"/></text:span></text:p>
      <text:p text:style-name="P238"><text:span text:style-name="Strong_20_Emphasis"><text:span text:style-name="T111">With linear regression, fitting the model means determining the best intercept (</text:span></text:span><text:span text:style-name="Strong_20_Emphasis"><text:span text:style-name="Source_20_Text"><text:span text:style-name="T115">model.intercept_</text:span></text:span></text:span><text:span text:style-name="Strong_20_Emphasis"><text:span text:style-name="T111">) and slope (</text:span></text:span><text:span text:style-name="Strong_20_Emphasis"><text:span text:style-name="Source_20_Text"><text:span text:style-name="T115">model.coef_</text:span></text:span></text:span><text:span text:style-name="Strong_20_Emphasis"><text:span text:style-name="T111">) values of the regression line.</text:span></text:span></text:p>
      <text:p text:style-name="P164"><text:span text:style-name="Strong_20_Emphasis"><text:span text:style-name="T108"/></text:span></text:p>
      <text:p text:style-name="P165"><text:span text:style-name="Strong_20_Emphasis"><text:span text:style-name="T109">lorsqu’il y a 1 <text:s/>pb pour faire 1 régression linéaire sur 1 series ou autre comme par exemple </text:span></text:span><text:span text:style-name="Strong_20_Emphasis"><text:span text:style-name="T110">house_data['surface'].</text:span></text:span><text:span text:style-name="Strong_20_Emphasis"><text:span text:style-name="T109"> transformer le en numpy array en le redimensionnant </text:span></text:span></text:p>
      <text:p text:style-name="P165"><text:span text:style-name="Strong_20_Emphasis"><text:span text:style-name="T109">avec reshape ex :</text:span></text:span></text:p>
      <text:p text:style-name="P152">house_data['surface'].values.reshape(-1, 1) <text:s/># values converts it into a numpy array</text:p>
      <text:p text:style-name="P152"/>
      <text:p text:style-name="P171">or</text:p>
      <text:p text:style-name="P152"><text:span text:style-name="T113"><text:s/>we can </text:span>use <text:span text:style-name="T113">function </text:span><text:span text:style-name="Source_20_Text">stack</text:span> to reshape the data, and then rename the columns</text:p>
      <text:p text:style-name="P220"><text:span text:style-name="T20">ex :</text:span><text:span text:style-name="Source_20_Text">oxy2 = oxy.stack().reset_index()</text:span></text:p>
      <text:p text:style-name="P243"><text:span text:style-name="Source_20_Text">oxy2.columns = ['salinity','temperature','oxygenation'] </text:span><text:span text:style-name="Source_20_Text"><text:span text:style-name="T114">like in this following link</text:span></text:span></text:p>
      <text:p text:style-name="P170">https://stackoverflow.com/questions/54754880/linear-regression-over-two-variables-in-a-pandas-dataframe</text:p>
      <text:p text:style-name="P152"/>
      <text:p text:style-name="P166">Good tuto to explain regression</text:p>
      <text:p text:style-name="P166"/>
      <text:p text:style-name="P166">https://towardsdatascience.com/linear-regression-in-6-lines-of-python-5e1d0cd05b8d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/>
      <text:p text:style-name="P153">b=np.array([1,2,3],[4,5,6]]) <text:s/>c’est un array de ndim 2</text:p>
      <text:p text:style-name="P150"/>
      <text:p text:style-name="P150"/>
      <text:p text:style-name="P154"/>
      <text:p text:style-name="P154">use enumerate function to generate index along with elts in sequence <text:span text:style-name="T100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55"><text:soft-page-break/>We can use pd.read_html() to have a list of dataframes come fom a url request like this example</text:p>
      <text:p text:style-name="P155"/>
      <text:p text:style-name="P155">url=’https : ’</text:p>
      <text:p text:style-name="P155"/>
      <text:p text:style-name="P155">data= requests.get(url).text</text:p>
      <text:p text:style-name="P146"><text:s text:c="3"/></text:p>
      <text:p text:style-name="P155">df=pd.read_html(data) </text:p>
      <text:p text:style-name="P155"/>
      <text:p text:style-name="P156">An example of this use is shown in the following tuto  and also use of yfinance end send mail:</text:p>
      <text:p text:style-name="P156"/>
      <text:p text:style-name="P156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56"/>
      <text:p text:style-name="P158">Summary to loop over elts wa can use functions zip , map, filter.</text:p>
      <text:p text:style-name="P158">A good explanation is here in this tuto :</text:p>
      <text:p text:style-name="P158"/>
      <text:p text:style-name="P158">https://medium.com/pythoneers/5-powerful-functions-in-python-1804b51c4ded</text:p>
      <text:p text:style-name="P158"/>
      <text:p text:style-name="P159">next</text:p>
      <text:p text:style-name="P160">For fix the issue of background image in flask , do like this <text:span text:style-name="T102">(hard code image into html) :</text:span></text:p>
      <text:p text:style-name="P160"/>
      <text:p text:style-name="P161">&lt;a href= ‘#’ style=’<text:span text:style-name="T101">background-image : </text:span>url(/static/images/picture.jpg’/&gt;</text:p>
      <text:p text:style-name="P162">comme dans FlaskCv index.html</text:p>
      <text:p text:style-name="P162"/>
      <text:p text:style-name="P167">don’t forget to put on sqlite3 table id column autoincrement if you want to upgrade automatically value of your id.</text:p>
      <text:p text:style-name="P167"/>
      <text:p text:style-name="P168">in matplotlob to add a legend to a figure do like this :</text:p>
      <text:p text:style-name="P168">plt.legend([‘title’])</text:p>
      <text:p text:style-name="P168"/>
      <text:p text:style-name="P169">For more details chech the following tuto :</text:p>
      <text:p text:style-name="P169"><text:a xlink:type="simple" xlink:href="https://www.geeksforgeeks.org/matplotlib-pyplot-legend-in-python/" text:style-name="Internet_20_link" text:visited-style-name="Visited_20_Internet_20_Link">https://www.geeksforgeeks.org/matplotlib-pyplot-legend-in-python/</text:a></text:p>
      <text:p text:style-name="P169"/>
      <text:p text:style-name="P172">df.select_dtypes(include==object) pour ne selectionner que les numériques</text:p>
      <text:p text:style-name="P172"/>
      <text:p text:style-name="P172">or</text:p>
      <text:p text:style-name="P172"/>
      <text:p text:style-name="P172">df .select_dtypes(exclude=<text:span text:style-name="T119">[</text:span>’object’<text:span text:style-name="T119">])</text:span>pour ne sélectionner que les string</text:p>
      <text:p text:style-name="P172"/>
      <text:p text:style-name="P172">df.dtypes[df.dtypes!='object'] <text:span text:style-name="T116">pour sélectionner les types différents de string</text:span></text:p>
      <text:p text:style-name="P172"/>
      <text:p text:style-name="P173">df[‘lambda’].isnull().sum() pour trouver le nombre de NA values dans la colonne <text:s/>lambda du df, <text:span text:style-name="T117">number of missing values.</text:span></text:p>
      <text:p text:style-name="P173"/>
      <text:p text:style-name="P174">Datacleaning and exploratory analysis.</text:p>
      <text:p text:style-name="P175"/>
      <text:p text:style-name="P175">Droite de régression : <text:s text:c="2"/>LinearRegression().intercept_+LinearRegression.coef_*value_search</text:p>
      <text:p text:style-name="P176">give expected values. <text:span text:style-name="T118">Voir le fichier try_predict_house_machine_learning.ipynb </text:span></text:p>
      <text:p text:style-name="P176"><text:soft-page-break/></text:p>
      <text:p text:style-name="P177">Root Mean Squared Error it is the most commonly used metric for evaluating the regression model on a test set for instance :</text:p>
      <text:p text:style-name="P177">mse = mean_squared_error(y_test, linreg.predict(x_test))</text:p>
      <text:p text:style-name="P177">np.sqrt(mse)</text:p>
      <text:p text:style-name="P177"/>
      <text:p text:style-name="P178">df.to_excel(‘file.xlsx’) to save file in excel in a directory</text:p>
      <text:p text:style-name="P178"/>
      <text:p text:style-name="P221"><text:span text:style-name="T21">u</text:span><text:span text:style-name="T17">rl=’https://example.com’</text:span></text:p>
      <text:p text:style-name="P179">urllib.request.urlopen(url) to get url we can do also like in we do previouslly </text:p>
      <text:p text:style-name="P179">requests.get(url)</text:p>
      <text:p text:style-name="P179"/>
      <text:p text:style-name="P179">#unless you set orient as index</text:p>
      <text:p text:style-name="P179">df = pd.DataFrame.from_dict(results, orient='index')</text:p>
      <text:p text:style-name="P179"/>
      <text:p text:style-name="P239">The coefficient of variation is a measure of variance that can be used to compare a data distribution that has different units.</text:p>
      <text:list xml:id="list2163333173" text:style-name="L2">
        <text:list-item>
          <text:p text:style-name="P251"><text:span text:style-name="Strong_20_Emphasis">The higher the Coefficient of Variation</text:span> = the wider the data you have compared to the average data (more difficult to predict). </text:p>
        </text:list-item>
        <text:list-item>
          <text:p text:style-name="P248"><text:span text:style-name="Strong_20_Emphasis">The Lower Coefficient of Variation</text:span> = The narrower the data you have compared to the Average data (Easier to predict). </text:p>
        </text:list-item>
      </text:list>
      <text:p text:style-name="P180">Example :</text:p>
      <text:p text:style-name="P228"># Coefficient of Risk Flag</text:p>
      <text:p text:style-name="Preformatted_20_Text"><text:bookmark text:name="kln-64"/>covRiskFlag = ((trainData['Risk_Flag'].std()/trainData['Risk_Flag'].mean()) * 100)</text:p>
      <text:p text:style-name="P243"><text:bookmark text:name="kln-65"/>print(f'Coefficient Of Variation Potability : {covRiskFlag}%')</text:p>
      <text:p text:style-name="P241">as you can see the output above, the <text:span text:style-name="Strong_20_Emphasis">coefficient of variation is so high</text:span>, which mean, is so <text:span text:style-name="Strong_20_Emphasis">difficult to predict</text:span>.</text:p>
      <text:p text:style-name="P180"/>
      <text:p text:style-name="P240"><text:s/><text:span text:style-name="T120">Is the ability to predict well or not a dataset</text:span></text:p>
      <text:p text:style-name="P240"/>
      <text:p text:style-name="P240">Linear regression doesn't work on date data. Therefore we need to convert it into numerical value.The following code will convert the date into numerical value <text:span text:style-name="T122">for instance :</text:span></text:p>
      <text:p text:style-name="P229"><text:span text:style-name="Source_20_Text">import datetime as dt</text:span></text:p>
      <text:p text:style-name="Preformatted_20_Text"><text:span text:style-name="Source_20_Text">data_df['Date'] = pd.to_datetime(data_df['Date'])</text:span></text:p>
      <text:p text:style-name="P243"><text:span text:style-name="Source_20_Text">data_df['Date']=data_df['Date'].map(dt.datetime.toordinal)</text:span></text:p>
      <text:p text:style-name="P240"><text:a xlink:type="simple" xlink:href="https://stackoverflow.com/questions/40217369/python-linear-regression-predict-by-date" text:style-name="Internet_20_link" text:visited-style-name="Visited_20_Internet_20_Link">https://stackoverflow.com/questions/40217369/python-linear-regression-predict-by-date</text:a></text:p>
      <text:p text:style-name="P230"><text:span text:style-name="Source_20_Text"><text:span text:style-name="T122">astuce we use a copy of data_df[‘Date’] to work very well.</text:span></text:span></text:p>
      <text:p text:style-name="P230"><text:span text:style-name="Source_20_Text"/></text:p>
      <text:p text:style-name="P231"><text:span text:style-name="Source_20_Text"/></text:p>
      <text:p text:style-name="P231"><text:span text:style-name="Source_20_Text"/></text:p>
      <text:p text:style-name="P231"><text:span text:style-name="Source_20_Text"/></text:p>
      <text:p text:style-name="P231"><text:soft-page-break/><text:span text:style-name="Source_20_Text"><text:span text:style-name="T123">Use fonction pd.to_numeric to convert for instance series in string into </text:span></text:span><text:span text:style-name="Source_20_Text"><text:span text:style-name="T124">float see the following link to well understand :</text:span></text:span></text:p>
      <text:p text:style-name="P231"><text:span text:style-name="Source_20_Text"/></text:p>
      <text:p text:style-name="P231"><text:a xlink:type="simple" xlink:href="https://pandas.pydata.org/docs/reference/api/pandas.to_numeric.html" text:style-name="Internet_20_link" text:visited-style-name="Visited_20_Internet_20_Link"><text:span text:style-name="Source_20_Text">https://pandas.pydata.org/docs/reference/api/pandas.to_numeric.html</text:span></text:a></text:p>
      <text:p text:style-name="P231"><text:span text:style-name="Source_20_Text"/></text:p>
      <text:p text:style-name="P232"><text:span text:style-name="Source_20_Text"><text:span text:style-name="T125">example to plot and select dimensions</text:span></text:span></text:p>
      <text:p text:style-name="P179"/>
      <text:p text:style-name="P179">plt.figure(figsize=(20, 20))</text:p>
      <text:p text:style-name="P179"/>
      <text:p text:style-name="P181">Pour la corrélation exemple :</text:p>
      <text:p text:style-name="P181"/>
      <text:p text:style-name="P181">corr=df.corr()</text:p>
      <text:p text:style-name="P181"/>
      <text:p text:style-name="P181">corr['Montant'].sort_values(ascending=False) <text:span text:style-name="T126">pour voir les liens de dépendances entre les colonnes d’un dataframe.</text:span></text:p>
      <text:p text:style-name="P181"/>
      <text:p text:style-name="P182">TO CHECK</text:p>
      <text:p text:style-name="P181"># extract time features</text:p>
      <text:p text:style-name="P181">df.Date = pd.to_datetime(df.Date)</text:p>
      <text:p text:style-name="P181">df['Year'] = df.Date.dt.year</text:p>
      <text:p text:style-name="P181">df['Month'] = df.Date.dt.month</text:p>
      <text:p text:style-name="P181">df['Day'] = df.Date.dt.day</text:p>
      <text:p text:style-name="P181"/>
      <text:p text:style-name="P182">example :</text:p>
      <text:p text:style-name="P182"/>
      <text:p text:style-name="P233"><text:span text:style-name="Source_20_Text">raw_data['Mycol'] = <text:s/>pd.to_datetime(raw_data['Mycol'], format='%d%b%Y:%H:%M:%S.%f')</text:span></text:p>
      <text:p text:style-name="P182"/>
      <text:p text:style-name="P182">Pandas<text:span text:style-name="Source_20_Text"><text:span text:style-name="Strong_20_Emphasis"> pd.get_dummies()</text:span></text:span> will turn your categorical column (column of labels) into indicator columns (columns of 0s and 1s).</text:p>
      <text:p text:style-name="P182"/>
      <text:p text:style-name="P183">this following tuto well explain this function</text:p>
      <text:p text:style-name="P183"><text:a xlink:type="simple" xlink:href="https://www.dataindependent.com/pandas/pandas-get-dummies/" text:style-name="Internet_20_link" text:visited-style-name="Visited_20_Internet_20_Link">https://www.dataindependent.com/pandas/pandas-get-dummies/</text:a></text:p>
      <text:p text:style-name="P183"/>
      <text:p text:style-name="P184">RandomForestRegressor.fit(X_train,Y_train) <text:s/>or LinearRegressor.fit<text:span text:style-name="T70">(X_train,Y_train) <text:s text:c="2"/>c’est pour entraîner le modèle.</text:span></text:p>
      <text:p text:style-name="P187"/>
      <text:p text:style-name="P188">To plot and write label and legend on scheme and figure do something like this :</text:p>
      <text:p text:style-name="P188"/>
      <text:p text:style-name="P189">plt.plot(list(y_pred)[:20],label="Prediction")</text:p>
      <text:p text:style-name="P189">plt.plot(list(Y_test)[:20],label="Loyer réel")</text:p>
      <text:p text:style-name="P189">plt.xlabel('y_pred')</text:p>
      <text:p text:style-name="P189">plt.ylabel('Y_test')</text:p>
      <text:p text:style-name="P189">plt.legend(loc="upper left")</text:p>
      <text:p text:style-name="P189"/>
      <text:p text:style-name="P190">in panda</text:p>
      <text:p text:style-name="P190">s to get the datatype info of each column do</text:p>
      <text:p text:style-name="P190">df.dtypes</text:p>
      <text:p text:style-name="P190"/>
      <text:p text:style-name="P190"/>
      <text:p text:style-name="P190"><text:soft-page-break/>for contains do for instance :</text:p>
      <text:p text:style-name="P190"/>
      <text:p text:style-name="P190">df_data.loc[df_data['name'].str.contains('Binance')]</text:p>
      <text:p text:style-name="P190"/>
      <text:p text:style-name="P191">To drop all missing values in rows of a entire dataframe do</text:p>
      <text:p text:style-name="P191">df.dropna(axis=0) </text:p>
      <text:p text:style-name="P191"/>
      <text:p text:style-name="P191">To drop all missing values in columns of a entire dataframe do</text:p>
      <text:p text:style-name="P191">df.dropna(axis=1) </text:p>
      <text:p text:style-name="P191"/>
      <text:p text:style-name="P191">the random_state argument guarantees we get the same split every time</text:p>
      <text:p text:style-name="P191"/>
      <text:p text:style-name="P192">For instance :</text:p>
      <text:p text:style-name="P191"/>
      <text:p text:style-name="P191">train_X, val_X, train_y, val_y = train_test_split(X, y, random_state = 0)</text:p>
      <text:p text:style-name="P191"/>
      <text:p text:style-name="P191"/>
      <text:p text:style-name="P223"><text:span text:style-name="T25">function np.polyfit() in numpy returns the slope and intercept </text:span><text:span text:style-name="T26">(f(x)=y=ax+b where a is slope (aka </text:span><text:span text:style-name="Source_20_Text"><text:span text:style-name="T27">coef_</text:span></text:span><text:span text:style-name="Strong_20_Emphasis"><text:span text:style-name="T22">)</text:span></text:span><text:span text:style-name="T26">and b is intercerpt </text:span><text:span text:style-name="Strong_20_Emphasis"><text:span text:style-name="T22">(</text:span></text:span><text:span text:style-name="Source_20_Text"><text:span text:style-name="T28">aka </text:span></text:span><text:span text:style-name="Source_20_Text"><text:span text:style-name="T27">intercept_</text:span></text:span><text:span text:style-name="Strong_20_Emphasis"><text:span text:style-name="T22">) :</text:span></text:span></text:p>
      <text:p text:style-name="P223"><text:span text:style-name="Strong_20_Emphasis"><text:span text:style-name="T22"/></text:span></text:p>
      <text:p text:style-name="P223"><text:span text:style-name="Strong_20_Emphasis"><text:span text:style-name="T23">ex <text:s/>slope_intercept=np.polyfit(x ,y,1) refer to tutorial data science in w3school.</text:span></text:span></text:p>
      <text:p text:style-name="P223"><text:span text:style-name="Strong_20_Emphasis"><text:span text:style-name="T23"/></text:span></text:p>
      <text:p text:style-name="P224"><text:span text:style-name="Strong_20_Emphasis"><text:span text:style-name="T24">On peut faire aussi request.get(url).content <text:s/>pour obtenir le contenu d’une url. </text:span></text:span></text:p>
      <text:p text:style-name="P223"><text:span text:style-name="Strong_20_Emphasis"><text:span text:style-name="T23"/></text:span></text:p>
      <text:p text:style-name="P193">Requests is a python http client.</text:p>
      <text:p text:style-name="P193"/>
      <text:p text:style-name="P194">df.value_counts().to_frame() to put values of dataframe in a beautiful frame.</text:p>
      <text:p text:style-name="P194"/>
      <text:p text:style-name="P194">sns.heatmap(df.corr(), annot=True) for annotation in heatmap relationship <text:span text:style-name="T127">in matrix of </text:span>correlation<text:span text:style-name="T127">(matrice de correlation)</text:span></text:p>
      <text:p text:style-name="P194"/>
      <text:p text:style-name="P195">df[‘price’]=df[‘price’].astype(int) to convert for instance type object into int .</text:p>
      <text:p text:style-name="P195"/>
      <text:p text:style-name="P196">Use np.nan_to_num(y_test) for y_test by example to avoid error ValueError: Input contains NaN, infinity or a value too large for dtype('float32').</text:p>
      <text:p text:style-name="P196"/>
      <text:p text:style-name="P198">To select all columns except one in pandas do something like this :</text:p>
      <text:p text:style-name="P234"><text:span text:style-name="Source_20_Text">df.loc[:, df.columns != 'b']</text:span></text:p>
      <text:p text:style-name="P198"/>
      <text:p text:style-name="P198">or with iloc if want to keep values in a list :</text:p>
      <text:p text:style-name="P198">features=jouhaux.iloc[:, jouhaux.columns != 4].columns.tolist()</text:p>
      <text:p text:style-name="P198"/>
      <text:p text:style-name="P198"/>
      <text:p text:style-name="P200">To create simple plot for visualizing the data </text:p>
      <text:p text:style-name="P199">sns.pairplot(df)</text:p>
      <text:p text:style-name="P199"/>
      <text:p text:style-name="P201">column with text(object) is not useful for linear regression</text:p>
      <text:p text:style-name="P201"/>
      <text:p text:style-name="P201"/>
      <text:p text:style-name="P198"/>
      <text:p text:style-name="P197"/>
      <text:p text:style-name="P245"/>
      <text:p text:style-name="P196"><text:soft-page-break/></text:p>
      <text:p text:style-name="P247">Pour renverser le dataframe de telle sorte que les plus récentes données soient au sommet(au top) faire comme ceci par exemple :</text:p>
      <text:p text:style-name="P246"/>
      <text:p text:style-name="P246">df.iloc[ ::-1]</text:p>
      <text:p text:style-name="P246"/>
      <text:p text:style-name="P246"/>
      <text:p text:style-name="P19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9-14T10:21:03.838370811</dc:date>
    <meta:editing-duration>P56DT23H14M53S</meta:editing-duration>
    <meta:editing-cycles>165</meta:editing-cycles>
    <meta:generator>LibreOffice/6.4.7.2$Linux_X86_64 LibreOffice_project/40$Build-2</meta:generator>
    <meta:document-statistic meta:table-count="0" meta:image-count="0" meta:object-count="0" meta:page-count="22" meta:paragraph-count="547" meta:word-count="4148" meta:character-count="30860" meta:non-whitespace-character-count="26847"/>
  </office:meta>
</office:document-meta>
</file>